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Monospace" fo:font-size="9pt" fo:font-weight="normal" style:font-name-asian="Monospace" style:font-size-asian="9pt" style:font-weight-asian="normal" style:font-name-complex="Monospace" style:font-size-complex="9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Monospace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E FEDERAL DE MINAS GERAIS </text:p>
      <text:p text:style-name="P9">INSTITUTO DE CIÊNCIAS EXATAS </text:p>
      <text:p text:style-name="P9">DEPARTAMENTO DE CIÊNCIA DA COMPUTAÇÃO </text:p>
      <text:p text:style-name="P9">DISCIPLINA: Compiladores I</text:p>
      <text:p text:style-name="P9">Trabalho Prático 4 – Compilador 2012-1</text:p>
      <text:p text:style-name="P9"/>
      <text:p text:style-name="P9">Pedro Araujo Pires</text:p>
      <text:p text:style-name="P9">Pedro Henrique Doffemond Costa</text:p>
      <text:p text:style-name="P17"/>
      <text:p text:style-name="P3"/>
      <text:p text:style-name="P4"><text:tab/>Devido à falta de tempo, não conseguimos implementar a trabalho prático 4, que consiste em terminar a implementação do compilador para a linguagem L2012-1. Após conversar com outros alunos da disciplina, descobrimos que outras pessoas também não conseguiram implementar esse último trabalho, e por isso somente entregaram o trabalho prático 3 com os erros apontados pela correção corrigidos.</text:p>
      <text:p text:style-name="P4"><text:tab/>Estamos então enviando o trabalho com as correções necessárias, na esperança de que o nosso esforço para concluir esse trabalho seja considerad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4-27T20:08:05</meta:creation-date>
    <dc:date>2012-06-27T18:26:25</dc:date>
    <dc:creator>Pedro Pires</dc:creator>
    <meta:editing-duration>PT06H37M30S</meta:editing-duration>
    <meta:editing-cycles>87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10" meta:character-count="754"/>
  </office:meta>
</office:document-meta>
</file>